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41.2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00.7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How epsilon was calculate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gamma</text:p>
          </table:table-cell>
          <table:table-cell table:style-name="ce1" office:value-type="string" calcext:value-type="string">
            <text:p>eps_start</text:p>
          </table:table-cell>
          <table:table-cell table:style-name="ce1" office:value-type="string" calcext:value-type="string">
            <text:p>eps_decay</text:p>
          </table:table-cell>
          <table:table-cell table:style-name="ce1" office:value-type="string" calcext:value-type="string">
            <text:p>eps_min</text:p>
          </table:table-cell>
          <table:table-cell table:style-name="ce1" office:value-type="string" calcext:value-type="string">
            <text:p>episodes</text:p>
          </table:table-cell>
          <table:table-cell table:style-name="ce1" office:value-type="string" calcext:value-type="string">
            <text:p>Best average rewar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np.max([1.0/i_episode, self.eps_min]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565" calcext:value-type="float">
            <text:p>9.156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np.max([1.0/i_episode, self.eps_min]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.4158" calcext:value-type="float">
            <text:p>5.415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9999" calcext:value-type="float">
            <text:p>0.9999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-268.67" calcext:value-type="float">
            <text:p>-268.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464" calcext:value-type="float">
            <text:p>9.14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444" calcext:value-type="float">
            <text:p>9.144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8.9629" calcext:value-type="float">
            <text:p>8.96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5.4581" calcext:value-type="float">
            <text:p>5.45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614" calcext:value-type="float">
            <text:p>9.16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335" calcext:value-type="float">
            <text:p>9.33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ps = max(self.eps_start*(self.eps_decay**i_episode), self.eps_min)</text:p>
          </table:table-cell>
          <table:table-cell table:style-name="ce2" office:value-type="float" office:value="0.3" calcext:value-type="float">
            <text:p>0.3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9" calcext:value-type="float">
            <text:p>0.9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0000" calcext:value-type="float">
            <text:p>20000</text:p>
          </table:table-cell>
          <table:table-cell table:style-name="ce2" office:value-type="float" office:value="9.398" calcext:value-type="float">
            <text:p>9.39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95" calcext:value-type="float">
            <text:p>9.19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8.897" calcext:value-type="float">
            <text:p>8.89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45" calcext:value-type="float">
            <text:p>0.45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174" calcext:value-type="float">
            <text:p>9.17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95" calcext:value-type="float">
            <text:p>0.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392" calcext:value-type="float">
            <text:p>9.39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99" calcext:value-type="float">
            <text:p>0.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242" calcext:value-type="float">
            <text:p>9.2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ps = max(self.eps_start*(self.eps_decay**i_episode), self.eps_min)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9.249" calcext:value-type="float">
            <text:p>9.249</text:p>
          </table:table-cell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2" meta:object-count="0"/>
    <meta:generator>LibreOfficeDev/6.0.5.2$Linux_X86_64 LibreOffice_project/</meta:generator>
  </office:meta>
</office:document-meta>
</file>